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4"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5"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9"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000000" style:font-name="Georgia" fo:font-size="10.5pt" fo:language="none" fo:country="none" fo:font-style="italic" style:text-underline-style="none"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font-size="10.5pt" fo:font-weight="bold" style:font-size-asian="10.5pt" style:font-weight-asian="bold" style:font-size-complex="10.5pt" style:font-weight-complex="bold"/>
    </style:style>
    <style:style style:name="T6" style:family="text">
      <style:text-properties style:font-name="Georgia" fo:font-size="10.5pt" style:font-size-asian="10.5pt" style:font-size-complex="10.5pt"/>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0"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11" style:family="text">
      <style:text-properties fo:font-variant="normal" fo:text-transform="none" fo:color="#000000"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12" style:family="text">
      <style:text-properties fo:font-variant="normal" fo:text-transform="none" fo:color="#000000" fo:letter-spacing="normal" fo:language="none" fo:country="none" fo:font-style="italic" style:text-underline-style="none" fo:font-weight="normal" fo:background-color="transparent" style:font-name-asian="Georgia" style:language-asian="none" style:country-asian="none" style:font-style-asian="italic" style:font-name-complex="Georgia" style:language-complex="none" style:country-complex="none" style:font-style-complex="italic"/>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bold" style:font-weight-asian="bold" style:font-weight-complex="bold"/>
    </style:style>
    <style:style style:name="T15" style:family="text">
      <style:text-properties fo:font-variant="normal" fo:text-transform="none" fo:letter-spacing="normal" fo:font-style="normal" style:text-underline-style="solid" style:text-underline-width="auto" style:text-underline-color="font-color" fo:font-weight="normal"/>
    </style:style>
    <style:style style:name="T16" style:family="text">
      <style:text-properties fo:font-variant="normal" fo:text-transform="none"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17" style:family="text">
      <style:text-properties fo:font-variant="normal" fo:text-transform="none" fo:letter-spacing="normal" fo:language="none" fo:country="none" fo:font-style="normal" style:text-underline-style="solid" style:text-underline-width="auto" style:text-underline-color="font-color" fo:font-weight="normal" fo:background-color="transparent" style:font-name-asian="Georgia" style:language-asian="none" style:country-asian="none" style:font-name-complex="Georgia" style:language-complex="none" style:country-complex="none"/>
    </style:style>
    <style:style style:name="T18" style:family="text">
      <style:text-properties fo:font-variant="normal" fo:text-transform="none" fo:letter-spacing="normal" fo:language="none" fo:country="none" fo:font-style="italic" style:text-underline-style="none" fo:font-weight="normal" fo:background-color="transparent" style:font-name-asian="Georgia" style:language-asian="none" style:country-asian="none" style:font-style-asian="italic" style:font-name-complex="Georgia" style:language-complex="none" style:country-complex="none" style:font-style-complex="italic"/>
    </style:style>
    <style:style style:name="T19" style:family="text">
      <style:text-properties fo:font-variant="normal" fo:text-transform="none" fo:letter-spacing="normal" fo:language="none" fo:country="none" fo:font-style="italic" style:text-underline-style="solid" style:text-underline-width="auto" style:text-underline-color="font-color" fo:font-weight="normal" fo:background-color="transparent" style:font-name-asian="Georgia" style:language-asian="none" style:country-asian="none" style:font-style-asian="italic" style:font-name-complex="Georgia" style:language-complex="none" style:country-complex="none" style:font-style-complex="italic"/>
    </style:style>
    <style:style style:name="T20"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lessings Come to Those Who Wait</text:p>
      <text:p text:style-name="P1"><text:span text:style-name="T1">Read:</text:span> I Samuel 13:8-14; II Samuel 5:22-25</text:p>
      <text:p text:style-name="P7"><text:span text:style-name="T5">Text:</text:span><text:span text:style-name="T6"> <text:s/></text:span><text:span text:style-name="T3">Isaiah 40:31 “But they that wait upon the LORD shall renew </text:span><text:span text:style-name="T2">their</text:span><text:span text:style-name="T3"> strength; they shall mount up with wings as eagles; they shall run, and not be weary; </text:span><text:span text:style-name="T2">and</text:span><text:span text:style-name="T3"> they shall walk, and not faint.”</text:span></text:p>
      <text:p text:style-name="P7"><text:span text:style-name="T3"/></text:p>
      <text:p text:style-name="P6"><text:span text:style-name="T1">Introduction:</text:span> How many remember when you had to dial a phone number one number at a time? <text:s/>How about when you had to find a phone booth, stop the car, and put change into a slot to make a call if you were traveling? <text:s/>Do you remember when you had to stop typing, turn the spool up and use a special eraser to erase a mistake? <text:s/>Do you remember when two day deliveries were a thing of science fiction? <text:s/>Are you impatient like I am? <text:s/>Is it hard for you to wait? <text:s/>We read about two incidents in the scripture which showed the value of waiting on the Lord. </text:p>
      <text:p text:style-name="P6"><text:span text:style-name="T1">I. Philistines </text:span><text:span text:style-name="T8">came up yet again:</text:span><text:span text:style-name="T7"> <text:s/>This wasn't the first time that David had faced this enemy. <text:s/>They would come and steal their harvest. <text:s/>They would steal their livestock. <text:s/>David had killed Goliath &amp; put the Philistines on the run and yet they were back again. <text:s/>It was like a game of Whack-a-mole and it seemed that David would never totally defeat them. <text:s/></text:span></text:p>
      <text:p text:style-name="P6"><text:span text:style-name="T7"><text:s text:c="2"/></text:span><text:span text:style-name="T9">Can I ask you if you can relate</text:span><text:span text:style-name="T7">? <text:s/>It could be lust, it could be anger or bitterness but just when you think you have the victory; that same sin crops up again. <text:s/>Sometimes God responds to our situation and yet hours later we still struggle with believing that God will meet our present need. </text:span></text:p>
      <text:p text:style-name="P5"><text:span text:style-name="T8">II. David inquired of the LORD:</text:span><text:span text:style-name="T7"> <text:s/>Notice that David did not assume an answer nor did he just go out and try the thing that worked the last time. <text:s/>He asked God what he should do. <text:s/>Sometimes I think we read too many “How to” books and go about the things of God without seeking God's will in the matters before us. <text:s/>If you pick up a Christian book catalog you will find page after page of how to do almost any thing that the local church needs to do. <text:s/>You can read about how Reverend So &amp; So built his mega church. <text:s/>The book only costs $27.98 + tax. <text:s/>Believe me, a lot more books are sold than churches built. <text:s/></text:span></text:p>
      <text:p text:style-name="P2"><text:span text:style-name="T7"><text:s text:c="2"/>I wonder how many people went to Kentucky to try and see how they could bring revival to their town, college or church? <text:s/>Perhaps we should inquire of the Lord what can be done to prepare ourselves so that we are <text:s/>ready to receive a revival. <text:s/></text:span></text:p>
      <text:p text:style-name="P2"><text:span text:style-name="T8">III. God said: “Wait for My signal:”</text:span><text:span text:style-name="T7"> <text:s/>“...when thou hearest the sound of a going in the tops of the mulberry trees...</text:span><text:span text:style-name="T9">then</text:span><text:span text:style-name="T7"> thou shalt bestir thyself: for then shall the LORD go...before thee, to smite the host of the Philistines.”</text:span></text:p>
      <text:p text:style-name="P2"><text:span text:style-name="T7"><text:s text:c="2"/>They were not to wait until the enemy looked </text:span><text:span text:style-name="T20">vulnerable</text:span><text:span text:style-name="T7"> or weak. <text:s/>They</text:span></text:p>
      <text:p text:style-name="P4"><text:span text:style-name="T10">were to wait until the wind began to blow in the place that they were sent to wait. <text:s/>In Luke 24:49 Jesus said: “And, behold, I send the promise of my Father upon you: but tarry ye in the city of Jerusalem, until ye be endued with power from on high.” <text:s/>In Acts 2 we read of 120 believers (in the up-per room) who were waiting for God to fill them with divine power. <text:s/>They waited and prayed and waited and prayed for 10 days before the Holy Ghost appeared: </text:span><text:span text:style-name="T7">suddenly there came a sound from heaven as of a rush-ing mighty wind, </text:span><text:span text:style-name="T10">tongues of fire appeared on their heads and they were all filled with the Holy Ghost, they spoke in other tongues and preached the gospel so that each person heard and understood; which resulted in over 3000 conversions that day. <text:s/></text:span><text:span text:style-name="T11">“...they that wait upon the LORD shall renew </text:span><text:span text:style-name="T12">their</text:span><text:span text:style-name="T11"> strength; they shall mount up with wings as eagles; they shall run, and not be weary; </text:span><text:span text:style-name="T12">and</text:span><text:span text:style-name="T11"> they shall walk, and not faint.” <text:s/>David said: “Wait on the LORD: be of good courage, and he shall strengthen thine heart: wait, I say, on the LORD. (Psalm 27:14).</text:span></text:p>
      <text:p text:style-name="P2"><text:span text:style-name="T8">IV. Saul got it wrong:</text:span><text:span text:style-name="T7"> We read in I Samuel about King Saul. <text:s/>Samuel had told Saul to wait for him to come but Saul got tired of waiting and took it upon himself to do what God forbid him to do. <text:s/>He waited seven days. <text:s/>Samuel didn't come so Saul decided to do what Samuel was annoi-nted to do. <text:s/>His excuse was the people were scattered, Samuel didn't come when he was expected, and the Philistines were scaring him. <text:s/>He said: “I forced myself therefore, and offered a burnt offering.” <text:s/>What arrogance that one would say: “I forced myself to do what I knew I shouldn't do.” <text:s/>Saul sinned because he was not willing to wait for God's representative to show up.</text:span></text:p>
      <text:p text:style-name="P3"><text:span text:style-name="T14">Conclude:</text:span><text:span text:style-name="T13"> One more Biblical example. <text:s/>Do you remember when Elijah took on the prophets of Baal? <text:s/>He allowed them nearly the entire day to seek help from their idol. <text:s/>He mocked them as they tried everything that they knew to do to get their god's attention. <text:s/>He took his time and built an altar of stones. <text:s/>He dug a trench around the altar. <text:s/>He laid out the wood and placed the sacrifice on top of the wood. <text:s/>He demanded that they soak the sacrifice with 12 barrels of water. <text:s/>The overflow filled the trench and </text:span><text:span text:style-name="T15">then</text:span><text:span text:style-name="T13"> he knelt to pray. <text:s/>He followed up his victory with killing 950 priests of Baal. <text:s/>If you look at the event carefully it would seem that he was not in a hurry at all. <text:s/>He knew something that the Baal worshipers did not know: He knew that God was not in a hurry. <text:s/>He knew that God already had the answer before he even fell to his knees to pray. <text:s/>He waited until God was ready to do His work.</text:span></text:p>
      <text:p text:style-name="P3"><text:span text:style-name="T13"><text:s text:c="2"/>David was a winner because He and his men waited for God's signal. <text:s/>The COI were successful at Jericho because they kept their mouth shut and waited for the right time to shout. <text:s/>The believers in Acts received the filling of the Holy Ghost because they waited on God. <text:s/>Saul lost out with God because he was unwilling to wait. <text:s/>“...</text:span><text:span text:style-name="T16">t</text:span><text:span text:style-name="T17">hey that wait upon the LORD shall renew </text:span><text:span text:style-name="T19">their</text:span><text:span text:style-name="T17"> strength; they shall mount up with wings as eagles; they shall run, and not be weary; </text:span><text:span text:style-name="T19">and</text:span><text:span text:style-name="T17"> they shall walk, and not faint.</text:span><text:span text:style-name="T16">”</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3</meta:editing-cycles>
    <meta:creation-date>2014-03-28T17:34:00</meta:creation-date>
    <dc:date>2023-03-11T10:32:15.63</dc:date>
    <meta:editing-duration>P3DT4H56M18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1086" meta:character-count="57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